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1" svg:font-family="Calibri"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fo:padding="0.101cm" fo:border-left="none" fo:border-right="none" fo:border-top="none" fo:border-bottom="0.31pt solid #008080" style:shadow="none">
        <style:tab-stops>
          <style:tab-stop style:position="7.408cm" style:type="center"/>
          <style:tab-stop style:position="19.129cm" style:type="right"/>
        </style:tab-stops>
      </style:paragraph-properties>
      <style:text-properties officeooo:paragraph-rsid="00504370"/>
    </style:style>
    <style:style style:name="P2" style:family="paragraph" style:parent-style-name="Footer">
      <style:paragraph-properties fo:text-align="start" style:justify-single-word="false" fo:padding="0.101cm" fo:border-left="none" fo:border-right="none" fo:border-top="0.31pt solid #008080" fo:border-bottom="none" style:shadow="none">
        <style:tab-stops>
          <style:tab-stop style:position="8.814cm" style:type="center"/>
          <style:tab-stop style:position="19.129cm" style:type="right"/>
        </style:tab-stops>
      </style:paragraph-properties>
      <style:text-properties fo:color="#333333" fo:font-size="10pt" officeooo:paragraph-rsid="00510c60" style:font-size-asian="10pt" style:font-size-complex="10pt"/>
    </style:style>
    <style:style style:name="P3" style:family="paragraph" style:parent-style-name="Header">
      <style:paragraph-properties fo:text-align="end" style:justify-single-word="false"/>
      <style:text-properties fo:color="#333333" fo:font-size="10pt" officeooo:rsid="005e24b3" officeooo:paragraph-rsid="00372860" style:font-size-asian="10pt" style:font-size-complex="10pt"/>
    </style:style>
    <style:style style:name="P4" style:family="paragraph" style:parent-style-name="Text_20_body" style:list-style-name="" style:master-page-name="First_20_Page">
      <style:paragraph-properties fo:text-align="center" style:justify-single-word="false" style:page-number="auto"/>
      <style:text-properties fo:font-size="22pt" officeooo:rsid="0018232a" style:font-size-asian="22pt" style:font-size-complex="22pt"/>
    </style:style>
    <style:style style:name="P5" style:family="paragraph" style:parent-style-name="Text_20_body" style:list-style-name="">
      <style:paragraph-properties fo:text-align="center" style:justify-single-word="false"/>
      <style:text-properties fo:font-size="22pt" officeooo:rsid="0018232a" style:font-size-asian="22pt" style:font-size-complex="22pt"/>
    </style:style>
    <style:style style:name="P6" style:family="paragraph" style:parent-style-name="Text_20_body" style:list-style-name="">
      <style:paragraph-properties fo:text-align="center" style:justify-single-word="false"/>
      <style:text-properties fo:text-transform="uppercase" fo:color="#4c4c4c" style:font-name="Arial" fo:font-size="26pt" officeooo:rsid="004edfbb" officeooo:paragraph-rsid="004edfbb" style:font-size-asian="26pt" style:font-size-complex="26pt"/>
    </style:style>
    <style:style style:name="P7" style:family="paragraph" style:parent-style-name="Text_20_body" style:list-style-name="">
      <style:paragraph-properties fo:text-align="center" style:justify-single-word="false"/>
      <style:text-properties style:font-name="Arial" fo:font-size="6pt" officeooo:rsid="0018232a" style:font-size-asian="5.25pt" style:font-size-complex="6pt"/>
    </style:style>
    <style:style style:name="P8" style:family="paragraph" style:parent-style-name="Text_20_body" style:list-style-name="">
      <style:paragraph-properties fo:text-align="center" style:justify-single-word="false"/>
      <style:text-properties fo:color="#333333" style:font-name="Calibri1" fo:font-size="16pt" fo:language="zxx" fo:country="none" officeooo:rsid="0018232a" officeooo:paragraph-rsid="005f5166" style:font-size-asian="16pt" style:font-size-complex="16pt"/>
    </style:style>
    <style:style style:name="P9" style:family="paragraph" style:parent-style-name="Text_20_body" style:list-style-name="">
      <style:paragraph-properties fo:text-align="center" style:justify-single-word="false"/>
      <style:text-properties fo:color="#333333" style:font-name="Calibri1" fo:font-size="22pt" fo:language="zxx" fo:country="none" style:text-underline-style="none" fo:font-weight="normal" officeooo:rsid="004edfbb" officeooo:paragraph-rsid="004edfbb" style:font-size-asian="22pt" style:font-weight-asian="normal" style:font-size-complex="22pt" style:font-weight-complex="normal"/>
    </style:style>
    <style:style style:name="P10" style:family="paragraph" style:parent-style-name="Text_20_body" style:list-style-name="">
      <style:paragraph-properties fo:text-align="center" style:justify-single-word="false"/>
      <style:text-properties fo:color="#333333" style:font-name="Calibri1" fo:font-size="18pt" fo:language="zxx" fo:country="none" officeooo:rsid="0018232a" officeooo:paragraph-rsid="0018232a" style:font-size-asian="18pt" style:font-size-complex="18pt"/>
    </style:style>
    <style:style style:name="P11" style:family="paragraph" style:parent-style-name="Text_20_body" style:list-style-name="">
      <style:paragraph-properties fo:text-align="center" style:justify-single-word="false"/>
      <style:text-properties fo:color="#333333" style:font-name="Calibri1" fo:font-size="18pt" fo:language="zxx" fo:country="none" officeooo:rsid="004edfbb" officeooo:paragraph-rsid="004edfbb" style:font-size-asian="18pt" style:font-size-complex="18pt"/>
    </style:style>
    <style:style style:name="P12" style:family="paragraph" style:parent-style-name="Text_20_body" style:list-style-name="">
      <style:paragraph-properties fo:text-align="center" style:justify-single-word="false"/>
      <style:text-properties style:font-name="Calibri1" fo:font-size="22pt" fo:language="zxx" fo:country="none" officeooo:paragraph-rsid="0018232a" style:font-size-asian="22pt" style:font-size-complex="22pt"/>
    </style:style>
    <style:style style:name="P13" style:family="paragraph" style:parent-style-name="Text_20_body" style:list-style-name="">
      <style:paragraph-properties fo:text-align="center" style:justify-single-word="false"/>
      <style:text-properties style:font-name="Calibri1" fo:font-size="22pt" fo:language="zxx" fo:country="none" officeooo:rsid="0018232a" officeooo:paragraph-rsid="0018232a" style:font-size-asian="22pt" style:font-size-complex="22pt"/>
    </style:style>
    <style:style style:name="P14" style:family="paragraph" style:parent-style-name="Text_20_body" style:list-style-name="">
      <style:paragraph-properties fo:text-align="center" style:justify-single-word="false"/>
      <style:text-properties style:font-name="Calibri1" fo:font-size="6pt" fo:language="zxx" fo:country="none" style:text-underline-style="none" fo:font-weight="normal" officeooo:rsid="0018232a" officeooo:paragraph-rsid="0018232a" style:font-size-asian="5.25pt" style:font-weight-asian="normal" style:font-size-complex="6pt" style:font-weight-complex="normal"/>
    </style:style>
    <style:style style:name="P15" style:family="paragraph" style:parent-style-name="Text_20_body">
      <style:text-properties officeooo:paragraph-rsid="0078fdd7"/>
    </style:style>
    <style:style style:name="P16" style:family="paragraph" style:parent-style-name="Text_20_body">
      <style:text-properties officeooo:paragraph-rsid="007b0421"/>
    </style:style>
    <style:style style:name="P17" style:family="paragraph" style:parent-style-name="Text_20_body">
      <style:text-properties officeooo:paragraph-rsid="007eda16"/>
    </style:style>
    <style:style style:name="P18" style:family="paragraph" style:parent-style-name="Heading_20_1">
      <style:text-properties officeooo:paragraph-rsid="0078fdd7"/>
    </style:style>
    <style:style style:name="P19" style:family="paragraph" style:parent-style-name="Heading_20_1" style:master-page-name="Standard">
      <style:paragraph-properties style:page-number="1"/>
      <style:text-properties officeooo:rsid="007724c5" officeooo:paragraph-rsid="0078fdd7"/>
    </style:style>
    <style:style style:name="P20" style:family="paragraph" style:parent-style-name="Heading_20_2">
      <style:text-properties officeooo:paragraph-rsid="0078fdd7"/>
    </style:style>
    <style:style style:name="P21" style:family="paragraph">
      <style:paragraph-properties fo:text-align="center"/>
    </style:style>
    <style:style style:name="T1" style:family="text">
      <style:text-properties fo:color="#333333" fo:font-size="10pt" officeooo:rsid="004edfbb" style:font-size-asian="10pt" style:font-size-complex="10pt"/>
    </style:style>
    <style:style style:name="T2" style:family="text">
      <style:text-properties fo:color="#333333" fo:font-size="10pt" officeooo:rsid="0015c3c3" style:font-size-asian="10pt" style:font-size-complex="10pt"/>
    </style:style>
    <style:style style:name="T3" style:family="text">
      <style:text-properties fo:color="#333333" fo:font-size="10pt" fo:language="zxx" fo:country="none" officeooo:rsid="00504370" style:font-size-asian="10pt" style:font-size-complex="10pt"/>
    </style:style>
    <style:style style:name="T4" style:family="text">
      <style:text-properties officeooo:rsid="0015c3c3"/>
    </style:style>
    <style:style style:name="T5" style:family="text">
      <style:text-properties officeooo:rsid="004edfbb"/>
    </style:style>
    <style:style style:name="T6" style:family="text">
      <style:text-properties style:font-name="Times New Roman1" officeooo:rsid="0015c3c3"/>
    </style:style>
    <style:style style:name="T7" style:family="text">
      <style:text-properties officeooo:rsid="0078fdd7"/>
    </style:style>
    <style:style style:name="T8" style:family="text">
      <style:text-properties officeooo:rsid="007a53ae"/>
    </style:style>
    <style:style style:name="T9" style:family="text">
      <style:text-properties officeooo:rsid="007b0421"/>
    </style:style>
    <style:style style:name="T10" style:family="text">
      <style:text-properties officeooo:rsid="007ba8b6"/>
    </style:style>
    <style:style style:name="T11" style:family="text">
      <style:text-properties officeooo:rsid="007c1771"/>
    </style:style>
    <style:style style:name="T12" style:family="text">
      <style:text-properties officeooo:rsid="007eda16"/>
    </style:style>
    <style:style style:name="T13" style:family="text">
      <style:text-properties officeooo:rsid="00802efa"/>
    </style:style>
    <style:style style:name="gr1" style:family="graphic">
      <style:graphic-properties svg:stroke-width="0.03cm" svg:stroke-color="#008080" draw:marker-start-width="0.019cm" draw:marker-end-width="0.019cm" draw:fill="solid" draw:fill-color="#008080" draw:textarea-horizontal-align="center" draw:textarea-vertical-align="middle" fo:padding-top="0.014cm" fo:padding-bottom="0.014cm" fo:padding-left="0.014cm" fo:padding-right="0.014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
      <text:h text:style-name="P5" text:outline-level="1"/>
      <text:h text:style-name="P5" text:outline-level="1"/>
      <text:h text:style-name="P6" text:outline-level="1"><text:title>Data Mining</text:title></text:h>
      <text:h text:style-name="P7" text:outline-level="1"/>
      <text:h text:style-name="P8" text:outline-level="1">- <text:subject>Versuch 6: Gesichtserkennung</text:subject> -</text:h>
      <text:h text:style-name="P8" text:outline-level="1"/>
      <text:h text:style-name="P12"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9" text:outline-level="1">Teammitglieder</text:h>
      <text:h text:style-name="P14" text:outline-level="1"><draw:line text:anchor-type="paragraph" draw:z-index="0" draw:style-name="gr1" draw:text-style-name="P21" svg:x1="5.376cm" svg:y1="-0.065cm" svg:x2="13.172cm" svg:y2="-0.065cm"><text:p/></draw:line></text:h>
      <text:h text:style-name="P10" text:outline-level="1">J<text:span text:style-name="T5">an</text:span>Horak</text:h>
      <text:h text:style-name="P11" text:outline-level="1">Ralf Palyov</text:h>
      <text:h text:style-name="P10" text:outline-level="1"><text:span text:style-name="T5">Andreas</text:span> Mayer</text:h>
      <text:h text:style-name="P19" text:outline-level="1"><text:span text:style-name="T7">3.4 <text:s text:c="3"/>Aufgaben</text:span></text:h>
      <text:h text:style-name="P18" text:outline-level="1"><text:span text:style-name="T7">Zusatzaufgabe</text:span></text:h>
      <text:h text:style-name="P20" text:outline-level="2"><text:span text:style-name="T7">Ausgabe der Eigenfaces</text:span></text:h>
      <text:p text:style-name="P15"><text:span text:style-name="T7">Aus Neugierde haben wir beschlossen auch die Eigenfaces auszugeben. Das Resultat ist im Ordner res/eigenvectors zu sehen. Jedes Eigenface beschreibt per Definition ein Merkmal aus dem Pool der Eingabebilder. Die Eingabebilder können also durch die Kombination der Eigenfaces rekonstruiert werden (mehr oder weniger, es werden schließlich nur die Eigenvektoren verwendet die den höchsten Eigenwert besitzen, </text:span><text:span text:style-name="T10">außerdem berechnen wir ohnehin nur so viele Eigenvektoren wie Eingabebilder vorhanden sind</text:span><text:span text:style-name="T7">). Dementsprechend sehen die Resultate aus wie erwartet: Wie eine Mischung aus den verschiedenen Gesichtern. </text:span><text:span text:style-name="T11">Allerdings ist doch zu erkennen, dass nicht jedes Bild die selben Merkmale enthält: Manche zeigen gar keinen Ansatz eines Bartes, andere lassen keine Brille erkennen, usw.</text:span></text:p>
      <text:p text:style-name="P17"><text:span text:style-name="T8">Das Aufbereiten der Eigenfaces für die Darstellung ist nicht ganz trivial: Die Pixel der Bilder denen die Eigenfaces zu Grunde liegen wurden zuerst in den Wertebereich von null bis eins gepresst und anschließend normiert. Dementsprechend liegen auch die Pixelwerte der Eigenfaces nicht in einer darstellbaren Form vor. Um Bilder ausgeben zu können, müssen die Eigenfaces zuerst wieder mit dem Durchschnittsbild summiert werden. In diesem Schritt wird die Normierung rückgängig gemacht. Doch dadurch, dass die Eigenfaces nicht im Durchschnittsbild enthalten sind, können sich Werte ergeben, die außerhalb des Wertebereichs zwischen null und eins liegen. Die Ergebnisse müssen also wieder in diesen Wertebereich überführt werden. </text:span><text:span text:style-name="T9">Abschließend muss der Wertebereich erneut angepasst werden, </text:span><text:span text:style-name="T12">denn:</text:span><text:span text:style-name="T9"> Die Image Klasse des Python Packages PIL erwartet für Bildinstanzen einen Wertebereich zwischen null und 255 für jeden Pixel und jede Farbe, in unserem Fall </text:span><text:span text:style-name="T12">jedoch </text:span><text:span text:style-name="T9">reicht ein Wert für jeden Pixel, da wir mit Schwarzweiß</text:span><text:span text:style-name="T13">b</text:span><text:span text:style-name="T9">ildern arbeiten.</text:span></text:p>
      <text:p text:style-name="P16"><text:span text:style-name="T9">Durch die Anpassungen des Wertebereichs geht die Vergleichbarkeit der Eingabebilder mit den Eigenfaces teilweise verloren: In der Realität decken die Eigenfaces ein größeres Helligkeitsspektrum ab als die Eingabebilder. Um dem entgegen zu wirken müsste ein anderes Bildformat oder abgedunkelte Eingabebilder verwende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alibri1" svg:font-family="Calibri"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Calibri" fo:font-size="11pt"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left="1.131cm" fo:margin-right="0cm" fo:margin-top="1cm" fo:margin-bottom="0.3cm" style:contextual-spacing="false" fo:text-indent="-1.131cm" style:auto-text-indent="false" style:page-number="auto" style:shadow="none">
        <style:tab-stops/>
      </style:paragraph-properties>
      <style:text-properties fo:color="#333333" fo:font-size="9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2cm" fo:margin-right="0cm" fo:margin-top="0.7cm" fo:margin-bottom="0.199cm" style:contextual-spacing="false" fo:text-indent="-0.72cm" style:auto-text-indent="false" style:page-number="auto" style:shadow="none">
        <style:tab-stops/>
      </style:paragraph-properties>
      <style:text-properties fo:color="#333333" fo:font-size="75%"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70%"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Calibri" style:font-size-asian="10.5pt"/>
    </style:style>
    <style:style style:name="Header" style:family="paragraph" style:parent-style-name="Standard" style:class="extra">
      <style:paragraph-properties text:number-lines="false" text:line-number="0">
        <style:tab-stops>
          <style:tab-stop style:position="8.814cm" style:type="center"/>
          <style:tab-stop style:position="17.628cm" style:type="right"/>
        </style:tab-stops>
      </style:paragraph-properties>
    </style:style>
    <style:style style:name="Footer" style:family="paragraph" style:parent-style-name="Standard" style:class="extra">
      <style:paragraph-properties text:number-lines="false" text:line-number="0">
        <style:tab-stops>
          <style:tab-stop style:position="8.814cm" style:type="center"/>
          <style:tab-stop style:position="17.628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101cm" fo:border-left="none" fo:border-right="none" fo:border-top="none" fo:border-bottom="0.31pt solid #008080" style:shadow="none">
        <style:tab-stops>
          <style:tab-stop style:position="7.408cm" style:type="center"/>
          <style:tab-stop style:position="19.129cm" style:type="right"/>
        </style:tab-stops>
      </style:paragraph-properties>
      <style:text-properties officeooo:paragraph-rsid="00504370"/>
    </style:style>
    <style:style style:name="MP2" style:family="paragraph" style:parent-style-name="Footer">
      <style:paragraph-properties fo:text-align="start" style:justify-single-word="false" fo:padding="0.101cm" fo:border-left="none" fo:border-right="none" fo:border-top="0.31pt solid #008080" fo:border-bottom="none" style:shadow="none">
        <style:tab-stops>
          <style:tab-stop style:position="8.814cm" style:type="center"/>
          <style:tab-stop style:position="19.129cm" style:type="right"/>
        </style:tab-stops>
      </style:paragraph-properties>
      <style:text-properties fo:color="#333333" fo:font-size="10pt" officeooo:paragraph-rsid="00510c60" style:font-size-asian="10pt" style:font-size-complex="10pt"/>
    </style:style>
    <style:style style:name="MP3" style:family="paragraph" style:parent-style-name="Header">
      <style:paragraph-properties fo:text-align="end" style:justify-single-word="false"/>
      <style:text-properties fo:color="#333333" fo:font-size="10pt" officeooo:rsid="005e24b3" officeooo:paragraph-rsid="00372860" style:font-size-asian="10pt" style:font-size-complex="10pt"/>
    </style:style>
    <style:style style:name="MT1" style:family="text">
      <style:text-properties fo:color="#333333" fo:font-size="10pt" officeooo:rsid="004edfbb" style:font-size-asian="10pt" style:font-size-complex="10pt"/>
    </style:style>
    <style:style style:name="MT2" style:family="text">
      <style:text-properties fo:color="#333333" fo:font-size="10pt" officeooo:rsid="0015c3c3" style:font-size-asian="10pt" style:font-size-complex="10pt"/>
    </style:style>
    <style:style style:name="MT3" style:family="text">
      <style:text-properties fo:color="#333333" fo:font-size="10pt" fo:language="zxx" fo:country="none" officeooo:rsid="00504370" style:font-size-asian="10pt" style:font-size-complex="10pt"/>
    </style:style>
    <style:style style:name="MT4" style:family="text">
      <style:text-properties officeooo:rsid="0015c3c3"/>
    </style:style>
    <style:style style:name="MT5" style:family="text">
      <style:text-properties officeooo:rsid="004edfbb"/>
    </style:style>
    <style:style style:name="MT6" style:family="text">
      <style:text-properties style:font-name="Times New Roman1" officeooo:rsid="0015c3c3"/>
    </style:style>
    <style:page-layout style:name="Mpm1">
      <style:page-layout-properties fo:page-width="21.001cm" fo:page-height="29.7cm" style:num-format="1" style:print-orientation="portrait" fo:margin-top="1.54cm" fo:margin-bottom="1.54cm" fo:margin-left="1.199cm" fo:margin-right="1.199cm" style:writing-mode="lr-tb" style:layout-grid-color="#c0c0c0" style:layout-grid-lines="49" style:layout-grid-base-height="0.423cm" style:layout-grid-ruby-height="0.035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01cm" fo:margin-left="0cm" fo:margin-right="0cm" fo:margin-bottom="0.801cm" style:dynamic-spacing="false"/>
      </style:header-style>
      <style:footer-style>
        <style:header-footer-properties fo:min-height="0.901cm" fo:margin-left="0cm" fo:margin-right="0cm" fo:margin-top="0.801cm" style:dynamic-spacing="false"/>
      </style:footer-style>
    </style:page-layout>
    <style:page-layout style:name="Mpm2">
      <style:page-layout-properties fo:page-width="21.001cm" fo:page-height="29.7cm" style:num-format="1" style:print-orientation="portrait" fo:margin-top="1.54cm" fo:margin-bottom="1.54cm" fo:margin-left="1.199cm" fo:margin-right="1.199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01cm" fo:margin-left="0cm" fo:margin-right="0cm" fo:margin-bottom="0.801cm" style:dynamic-spacing="false"/>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text:title>Data Mining</text:title></text:span><text:span text:style-name="MT2"><text:tab/><text:tab/></text:span><text:span text:style-name="MT3"><text:subject>Versuch 6: Gesichtserkennung</text:subject></text:span></text:p>
      </style:header>
      <style:footer>
        <text:p text:style-name="MP2"><text:span text:style-name="MT4"><text:file-name text:display="name-and-extension">protokoll.odt</text:file-name></text:span><text:span text:style-name="MT4"><text:tab/>J</text:span><text:span text:style-name="MT5">an</text:span><text:span text:style-name="MT4"> Horak <text:s text:c="2"/></text:span><text:span text:style-name="MT6">̶</text:span><text:span text:style-name="MT4"> <text:s text:c="2"/></text:span><text:span text:style-name="MT5">Ralf Palyov</text:span><text:span text:style-name="MT4"> <text:s text:c="3"/></text:span><text:span text:style-name="MT6">̶</text:span><text:span text:style-name="MT4"> <text:s text:c="2"/>A</text:span><text:span text:style-name="MT5">ndreas</text:span><text:span text:style-name="MT4"> Mayer<text:tab/></text:span><text:span text:style-name="MT4"><text:page-number text:select-page="current">1</text:page-number></text:span></text:p>
      </style:footer>
    </style:master-page>
    <style:master-page style:name="First_20_Page" style:display-name="First Page" style:page-layout-name="Mpm2" style:next-style-name="Standard">
      <style:header>
        <text:p text:style-name="MP3"><text:date style:data-style-name="N76" text:date-value="2013-12-10T16:35:00.61">10. Dezember 2013</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dc:date>2013-12-10T16:35:00.59</dc:date>
    <meta:editing-duration>PT8H35M26S</meta:editing-duration>
    <meta:editing-cycles>88</meta:editing-cycles>
    <meta:print-date>2013-06-06T19:05:46.51</meta:print-date>
    <dc:subject>Versuch 6: Gesichtserkennung</dc:subject>
    <dc:title>Data Mining</dc:title>
    <meta:document-statistic meta:table-count="0" meta:image-count="0" meta:object-count="0" meta:page-count="3" meta:paragraph-count="15" meta:word-count="334" meta:character-count="2393" meta:non-whitespace-character-count="2061"/>
  </office:meta>
</office:document-meta>
</file>